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830000035E0E2F9DB3.svm" manifest:media-type=""/>
  <manifest:file-entry manifest:full-path="Pictures/2000000100000A9C0000011C920FD28F.svm" manifest:media-type=""/>
  <manifest:file-entry manifest:full-path="Pictures/20000001000015F10000015F4F780249.svm" manifest:media-type=""/>
  <manifest:file-entry manifest:full-path="Pictures/2000000100000B2C0000015F1E04049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\overline{x}&amp;1&amp;&amp;1&amp;1\\&#10;\cline{2-5}&#10;$x$ &amp;&amp;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F($w,x,y,z$)=\sum(m_0  , m_2 ,m_3 , m_6 , m_7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TexMathsArgs="14§display§F(x,y,z)=\overline{x}\overline{z} +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4§latex§\begin{table}&#10;\begin{tabular}{cccc}&#10;\overline{y}\overline{z} &amp; \overline{y} z &amp; $yz$ &amp; $y$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3.766cm" svg:height="1.205cm" svg:x="1.955cm" svg:y="1.881cm">
          <draw:image xlink:href="Pictures/2000000100000A830000035E0E2F9DB3.svm" xlink:type="simple" xlink:show="embed" xlink:actuate="onLoad">
            <text:p/>
          </draw:image>
          <draw:glue-point draw:id="4" svg:x="4.309cm" svg:y="2.58cm"/>
        </draw:frame>
        <draw:frame draw:style-name="gr2" draw:text-style-name="P1" draw:layer="layout" svg:width="4.687cm" svg:height="0.49cm" svg:x="1.651cm" svg:y="3.447cm">
          <draw:image xlink:href="Pictures/20000001000015F10000015F4F780249.svm" xlink:type="simple" xlink:show="embed" xlink:actuate="onLoad">
            <text:p/>
          </draw:image>
        </draw:frame>
        <draw:custom-shape draw:style-name="gr3" draw:text-style-name="P1" draw:layer="layout" svg:width="1.27cm" svg:height="1.143cm" svg:x="4.191cm" svg:y="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" draw:text-style-name="P1" xml:id="id2" draw:id="id2" draw:layer="layout" svg:width="0.76cm" svg:height="0.634cm" svg:x="5.08cm" svg:y="1.778cm" svg:viewBox="0 0 761 635" svg:d="m761 635h-656c-53 0-105-53-105-106v-424c0-53 52-105 105-105h656">
          <text:p/>
        </draw:path>
        <draw:path draw:style-name="gr4" draw:text-style-name="P1" draw:layer="layout" svg:width="-0.76cm" svg:height="-0.634cm" svg:x="3.175cm" svg:y="2.413cm" svg:viewBox="0 0 -761 -635" svg:d="m761 635h-656c-53 0-105-53-105-106v-424c0-53 52-105 105-105h656">
          <text:p/>
        </draw:path>
        <draw:frame draw:style-name="gr5" draw:text-style-name="P1" xml:id="id1" draw:id="id1" draw:layer="layout" svg:width="4.003cm" svg:height="0.49cm" svg:x="2.286cm" svg:y="0.381cm">
          <draw:image xlink:href="Pictures/2000000100000B2C0000015F1E040490.svm" xlink:type="simple" xlink:show="embed" xlink:actuate="onLoad">
            <text:p/>
          </draw:image>
          <draw:glue-point draw:id="4" svg:x="2.298cm" svg:y="2.775cm"/>
          <draw:glue-point draw:id="5" svg:x="4.836cm" svg:y="5cm"/>
        </draw:frame>
        <draw:connector draw:style-name="gr6" draw:text-style-name="P1" draw:layer="layout" draw:type="curve" draw:line-skew="-1.849cm -0.719cm" svg:x1="5.206cm" svg:y1="0.761cm" svg:x2="5.841cm" svg:y2="2.095cm" draw:start-shape="id1" draw:start-glue-point="4" draw:end-shape="id2" draw:end-glue-point="1" svg:d="m5206 761c0 456 432 380 677 599s301 735-42 735">
          <text:p/>
        </draw:connector>
        <draw:connector draw:style-name="gr6" draw:text-style-name="P1" draw:layer="layout" draw:type="curve" svg:x1="6.222cm" svg:y1="0.871cm" svg:x2="5.46cm" svg:y2="2.793cm" draw:start-shape="id1" draw:start-glue-point="5" draw:end-shape="id3" draw:end-glue-point="4" svg:d="m6222 871c0 1282-254 1922-762 1922">
          <text:p/>
        </draw:connector>
        <draw:frame draw:style-name="gr7" draw:text-style-name="P1" draw:layer="layout" svg:width="2.744cm" svg:height="0.396cm" svg:x="2.717cm" svg:y="1.255cm">
          <draw:image xlink:href="Pictures/2000000100000A9C0000011C920FD28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09:18:44</dc:date>
    <dc:creator>kkk </dc:creator>
    <meta:generator>LibreOffice/3.3$Linux LibreOffice_project/330m19$Build-401</meta:generator>
    <meta:editing-duration>PT4H14M49S</meta:editing-duration>
    <meta:editing-cycles>18</meta:editing-cycles>
    <meta:document-statistic meta:object-count="9"/>
  </office:meta>
</office:document-meta>
</file>